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2.A" style:family="table-column">
      <style:table-column-properties style:column-width="4.374cm" style:rel-column-width="16383*"/>
    </style:style>
    <style:style style:name="Таблица2.D" style:family="table-column">
      <style:table-column-properties style:column-width="4.376cm" style:rel-column-width="16386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b4095" officeooo:paragraph-rsid="001b4095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rsid="00248451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List_20_1">
      <style:text-properties officeooo:rsid="002faf6b" officeooo:paragraph-rsid="002faf6b"/>
    </style:style>
    <style:style style:name="P13" style:family="paragraph" style:parent-style-name="Text_20_body">
      <style:text-properties fo:language="ru" fo:country="RU"/>
    </style:style>
    <style:style style:name="P14" style:family="paragraph" style:parent-style-name="Text_20_body">
      <style:text-properties officeooo:rsid="002a0ecc" officeooo:paragraph-rsid="002a0ecc"/>
    </style:style>
    <style:style style:name="P15" style:family="paragraph" style:parent-style-name="Text_20_body">
      <style:text-properties officeooo:rsid="002baded" officeooo:paragraph-rsid="002baded"/>
    </style:style>
    <style:style style:name="P16" style:family="paragraph" style:parent-style-name="Text_20_body">
      <style:text-properties officeooo:rsid="002d8737" officeooo:paragraph-rsid="002d8737"/>
    </style:style>
    <style:style style:name="P17" style:family="paragraph" style:parent-style-name="Text_20_body">
      <style:text-properties officeooo:paragraph-rsid="002ec018"/>
    </style:style>
    <style:style style:name="P18" style:family="paragraph" style:parent-style-name="Text_20_body">
      <style:text-properties officeooo:rsid="00318c8b" officeooo:paragraph-rsid="00318c8b"/>
    </style:style>
    <style:style style:name="P19" style:family="paragraph" style:parent-style-name="Text_20_body">
      <style:text-properties officeooo:rsid="00436e3c" officeooo:paragraph-rsid="00436e3c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008e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e008e"/>
    </style:style>
    <style:style style:name="T5" style:family="text">
      <style:text-properties fo:language="ru" fo:country="RU" officeooo:rsid="002d2f06"/>
    </style:style>
    <style:style style:name="T6" style:family="text">
      <style:text-properties fo:language="ru" fo:country="RU" officeooo:rsid="002d8737"/>
    </style:style>
    <style:style style:name="T7" style:family="text">
      <style:text-properties officeooo:rsid="00248451"/>
    </style:style>
    <style:style style:name="T8" style:family="text">
      <style:text-properties officeooo:rsid="002baded"/>
    </style:style>
    <style:style style:name="T9" style:family="text">
      <style:text-properties officeooo:rsid="002d2f06"/>
    </style:style>
    <style:style style:name="T10" style:family="text">
      <style:text-properties officeooo:rsid="002ec01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ермский филиал федерального государственного автономного</text:p>
      <text:p text:style-name="P2">образовательного учреждения высшего образования</text:p>
      <text:p text:style-name="P2">“Национальный исследовательский университет</text:p>
      <text:p text:style-name="P2">“Высшая школа экономики”</text:p>
      <text:p text:style-name="P2"/>
      <text:p text:style-name="P2"/>
      <text:p text:style-name="P2"/>
      <text:p text:style-name="P2"/>
      <text:p text:style-name="P2">Факультет профессиональной переподготовки</text:p>
      <text:p text:style-name="P2"/>
      <text:p text:style-name="P2"/>
      <text:p text:style-name="P2"/>
      <text:p text:style-name="P2"/>
      <text:p text:style-name="P2">Калашников Андрей Дмитриевич</text:p>
      <text:p text:style-name="P2"/>
      <text:p text:style-name="P2"/>
      <text:p text:style-name="P2"/>
      <text:p text:style-name="P2"/>
      <text:p text:style-name="P3">РАЗРАБОТКА ИНФОРМАЦИОННОЙ СИСТЕМЫ ПОДБОРА КОМПЬЮТЕРНЫХ КОМПЛЕКТУЮЩИХ</text:p>
      <text:p text:style-name="P2"/>
      <text:p text:style-name="P4">Квалификационная работа</text:p>
      <text:p text:style-name="P2"/>
      <text:p text:style-name="P2"/>
      <text:p text:style-name="P2"/>
      <text:p text:style-name="P2"/>
      <text:p text:style-name="P2"/>
      <table:table table:name="Таблица2" table:style-name="Таблица2" table:template-name="Базовый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ext:p text:style-name="P6">Руководитель темы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7"/>
          </table:table-cell>
          <table:table-cell table:style-name="Таблица2.A1" office:value-type="string">
            <text:p text:style-name="P8"><text:span text:style-name="T7">В. В. </text:span>Лебедев</text:p>
          </table:table-cell>
        </table:table-row>
        <table:table-row table:style-name="Таблица2.1"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11"><text:span text:style-name="T1">(</text:span>подпись, дата<text:span text:style-name="T1">)</text:span></text:p>
          </table:table-cell>
          <table:table-cell table:style-name="Таблица2.A1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ермь, 2018 г.</text:p>
      <text:p text:style-name="P1">АННОТАЦИЯ</text:p>
      <text:p text:style-name="Text_20_body">Автор — Калашников Андрей Дмитриевич</text:p>
      <text:p text:style-name="Text_20_body">Тема работы - «Разработка информационной системы подбора компьютерных комплектующих»</text:p>
      <text:p text:style-name="Text_20_body">Год издания — 2018</text:p>
      <text:p text:style-name="Text_20_body">Издательство — <text:span text:style-name="T3">Факультет профессиональной переподготовки НИУ ВШЭ — Пермь</text:span></text:p>
      <text:p text:style-name="Text_20_body"><text:span text:style-name="T3">Количество глав — </text:span><text:span text:style-name="T2">&lt;</text:span><text:span text:style-name="T4">ЗАМЕНИТЬ</text:span><text:span text:style-name="T2">&gt;</text:span></text:p>
      <text:p text:style-name="Text_20_body"><text:span text:style-name="T3">В работе рассмотрены </text:span><text:span text:style-name="T4">вопросы, связанные с анализом, проектированием и созданием информационной системы подбора компьютерных комплектующих. Рассмотрены аналоги, их преимущества и недостатки.</text:span></text:p>
      <text:p text:style-name="Text_20_body"><text:span text:style-name="T4">Р</text:span><text:span text:style-name="T3">абота содержит </text:span><text:span text:style-name="T1">&lt;</text:span><text:span text:style-name="T3">ЗАМЕНИТЬ</text:span><text:span text:style-name="T1">&gt; </text:span><text:span text:style-name="T3">страницы основного текста, состоит из </text:span><text:span text:style-name="T1">&lt;</text:span><text:span text:style-name="T3">ЗАМЕНИТЬ</text:span><text:span text:style-name="T1">&gt; </text:span><text:span text:style-name="T3">глав и </text:span><text:span text:style-name="T1">&lt;</text:span><text:span text:style-name="T3">ЗАМЕНИТЬ</text:span><text:span text:style-name="T1">&gt; </text:span><text:span text:style-name="T3">приложений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0">Оглавление</text:p>
          </text:index-title>
          <text:p text:style-name="P22"><text:a xlink:type="simple" xlink:href="#__RefHeading___Toc109_1783695923" text:style-name="Index_20_Link" text:visited-style-name="Index_20_Link">Введение<text:tab/>4</text:a></text:p>
          <text:p text:style-name="P22"><text:a xlink:type="simple" xlink:href="#__RefHeading___Toc194_2561120701" text:style-name="Index_20_Link" text:visited-style-name="Index_20_Link">Глава 1. Анализ предметной области.<text:tab/>5</text:a></text:p>
        </text:index-body>
      </text:table-of-content>
      <text:p text:style-name="P13"/>
      <text:h text:style-name="P21" text:outline-level="1"><text:bookmark-start text:name="__RefHeading___Toc109_1783695923"/>Введение<text:bookmark-end text:name="__RefHeading___Toc109_1783695923"/></text:h>
      <text:p text:style-name="P14">Современное общество невозможно представить без компьютеров. Будь то обычная сим-карта или дата-центр в несколько десятков гектар площадью, смартфоны, настольные решения, планшеты, игровые автоматы, сложные системы управления технологическими линиями — всё это представляет собой компьютер в том или ином виде. <text:span text:style-name="T8">Компьютеризация несомненно затронула все сферы жизнедеятельности человечества. Вычислительные машины являются мощным инструментом, который упрощает нашу жизнь. Компьютеру не нужен отдых, а вышедшие из строя детали легко заменить. А в последние годы складывается тенденция к развитию слабой форме искусственного интеллекта — когда компьютер начинает делать выводы по решаемой задаче самостоятельно, что уже применяется в области медицины и астрономии.</text:span></text:p>
      <text:p text:style-name="P15">Среди массового потребителя очень популярно решение в виде стационарного домашнего компьютера, который позволяет выполнять игровые и мультимедийные функции. <text:span text:style-name="T9">Чаще всего представляет собой совокупность нескольких компонентов: системный блок, монитор, манипуляторы ввода (клавиатура, мышь), колонки. </text:span><text:span text:style-name="T5">Подобная конфигурация позволяет легко заменить любой из компонентов самостоятельно, не обладая специфичными знаниями или инструментом. Компоненты системного блока так же представляют из себя отдельные аппаратные решения, которые можно заменить. </text:span><text:span text:style-name="T6">Если выбор периферийных устройств не представляет сложную задачу, то выбор компонентов системного блока — задача требующего особых знаний. В рамках данной работы будет рассмотрена данная задача, а так же способы её решения.</text:span></text:p>
      <text:p text:style-name="P16"><text:span text:style-name="T3">Поставленная задача будет рассматриваться с точки зрения технического специалиста некой организации, которому необходим инструмент, который позволит упростить подбор компонентов системного блока исходя из имеющегося на складе оборудования, а так же объективных критериев, выделенных по ходу работы.</text:span></text:p>
      <text:h text:style-name="P21" text:outline-level="1"><text:bookmark-start text:name="__RefHeading___Toc194_2561120701"/>Глава 1. Анализ предметной области.<text:bookmark-end text:name="__RefHeading___Toc194_2561120701"/></text:h>
      <text:p text:style-name="P19"/>
      <text:p text:style-name="P17"><text:span text:style-name="T10">Эволюция электронных компонентов системного блока стационарного компьютера привела к тому, что на данный момент можно выделить следующие классы устройств:</text:span></text:p>
      <text:list xml:id="list2469652405" text:style-name="List_20_1">
        <text:list-item>
          <text:p text:style-name="P12">Центральный процессор</text:p>
        </text:list-item>
        <text:list-item>
          <text:p text:style-name="P12">Материнская плата</text:p>
        </text:list-item>
        <text:list-item>
          <text:p text:style-name="P12">Оперативная память</text:p>
        </text:list-item>
        <text:list-item>
          <text:p text:style-name="P12">Плата графического ускорителя (видеокарта)</text:p>
        </text:list-item>
        <text:list-item>
          <text:p text:style-name="P12">Звуковая карта</text:p>
        </text:list-item>
        <text:list-item>
          <text:p text:style-name="P12">Сетевая карта</text:p>
        </text:list-item>
        <text:list-item>
          <text:p text:style-name="P12">Накопитель постоянной памяти (жёсткий или твердотельный диск)</text:p>
        </text:list-item>
        <text:list-item>
          <text:p text:style-name="P12">Привод оптических дисков</text:p>
        </text:list-item>
        <text:list-item>
          <text:p text:style-name="P12">Устройство считывания флеш-карт</text:p>
        </text:list-item>
      </text:list>
      <text:p text:style-name="P18">ыва</text:p>
      <text:h text:style-name="P21" text:outline-level="1">Библиографический список</text:h>
      <text:list xml:id="list1937767765" text:style-name="Numbering_20_123">
        <text:list-item>
          <text:h text:style-name="Numbering_20_1" text:outline-level="1">Таненбаум Э., Бос Х. Современные операционные системы. 4-е изд. — СПб.: Питер, 2015. — 1120 с.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text-indent="1.251cm" style:auto-text-indent="false" style:page-number="auto" fo:keep-with-next="always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42cm" loext:contextual-spacing="false" fo:text-align="center" style:justify-single-word="false"/>
      <style:text-properties style:font-name="Times New Roman1" fo:font-family="'Times New Roman'" style:font-style-name="Полужирный" style:font-family-generic="roman" style:font-pitch="variable" fo:font-size="12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cm" fo:margin-bottom="0.21cm" loext:contextual-spacing="false" fo:text-align="center" style:justify-single-word="false"/>
      <style:text-properties style:font-name="Times New Roman1" fo:font-family="'Times New Roman'" style:font-style-name="Полужирный" style:font-family-generic="roman" style:font-pitch="variable" fo:font-size="11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8cm" fo:margin-bottom="0.139cm" loext:contextual-spacing="false" fo:text-align="center" style:justify-single-word="false" style:page-number="auto"/>
      <style:text-properties style:font-name="Times New Roman1" fo:font-family="'Times New Roman'" style:font-style-name="Полужирный" style:font-family-generic="roman" style:font-pitch="variable" fo:font-size="13pt" fo:font-weight="bold" style:font-size-asian="101%" style:font-weight-asian="bold" style:font-size-complex="101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list-style-name="List_20_1" style:class="list" style:master-page-name="">
      <style:paragraph-properties fo:margin-left="2cm" fo:margin-right="0cm" fo:margin-top="0cm" fo:margin-bottom="0cm" loext:contextual-spacing="false" fo:line-height="150%" fo:text-indent="-0.499cm" style:auto-text-indent="false" style:page-number="auto">
        <style:tab-stops/>
      </style:paragraph-properties>
    </style:style>
    <style:style style:name="Numbering_20_1" style:display-name="Numbering 1" style:family="paragraph" style:parent-style-name="List" style:default-outline-level="1" style:list-style-name="Numbering_20_123" style:class="list">
      <style:paragraph-properties fo:margin-top="0cm" fo:margin-bottom="0cm" loext:contextual-spacing="false" fo:line-height="150%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5:45:52.157000000</meta:creation-date>
    <meta:generator>LibreOffice/6.0.2.1$Windows_x86 LibreOffice_project/f7f06a8f319e4b62f9bc5095aa112a65d2f3ac89</meta:generator>
    <dc:date>2018-03-21T17:10:12.034000000</dc:date>
    <meta:editing-duration>PT22M59S</meta:editing-duration>
    <meta:editing-cycles>4</meta:editing-cycles>
    <meta:document-statistic meta:table-count="1" meta:image-count="0" meta:object-count="0" meta:page-count="6" meta:paragraph-count="41" meta:word-count="411" meta:character-count="3382" meta:non-whitespace-character-count="3012"/>
  </office:meta>
</office:document-meta>
</file>